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line-height="150%" fo:text-align="end" style:justify-single-word="false"/>
      <style:text-properties fo:font-variant="normal" fo:text-transform="none" fo:color="#000000" fo:font-size="14pt" fo:letter-spacing="normal" style:font-size-asian="14pt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fo:font-variant="normal" fo:text-transform="none" fo:color="#000000" style:font-name="Times New Roman" fo:font-size="10.5pt" fo:letter-spacing="normal" fo:font-style="normal" fo:font-weight="normal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style:font-name="Times New Roman" fo:font-size="10.5pt" fo:letter-spacing="normal" fo:font-style="normal" fo:font-weight="normal"/>
    </style:style>
    <style:style style:name="T3" style:family="text">
      <style:text-properties fo:font-variant="normal" fo:text-transform="none" fo:color="#000000" fo:font-size="10pt" fo:letter-spacing="normal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РЕЦЕНЗІЯ</text:p>
      <text:p text:style-name="P2">На кваліфікаційну роботу</text:p>
      <text:p text:style-name="P2">На здобуття академічного ступеня магістра </text:p>
      <text:p text:style-name="P2"/>
      <text:p text:style-name="P1">Студента Факультету Iнформатики НаУКМА </text:p>
      <text:p text:style-name="P1">Бойка Романа Олеговича</text:p>
      <text:p text:style-name="P1">На тему "Паттерни та рефакторинг в функціональних мовах" </text:p>
      <text:p text:style-name="P1"/>
      <text:p text:style-name="P1"><text:tab/>Робота присвячена опису зразків програмних структур(паттернів) в функціональних мовах та аналогіям з існуючими ООП-паттернами, зміні існуючого програмного коду який би дозволяв отримати ці патерни та висновкам про доцільність їх використання.</text:p>
      <text:p text:style-name="P1"><text:tab/>Ця тема є актуальною через недостатню формалізацію стандартних структур ФП і відсутність каталогів стандартних рішень. Також через те що більшість програмістів імперативного стилю потребують таку аналогію з ООП для вивчення основ ФП.</text:p>
      <text:p text:style-name="P1"><text:tab/>В роботі пролунали цікаві ідеї <text:s/>про причини застосування паттернів і недоліки мов що ведуть до цього та запропоновано альтернативний підхід – поділу проектів на об'єктну та функціональну частини.</text:p>
      <text:p text:style-name="P1"><text:tab/>В цілому робота виконана на науково-методичному рівні з можливістю подальшого розвитку в напрямку запропонованої ідеї поєднання парадигм в проектах</text:p>
      <text:p text:style-name="P4"/>
      <text:p text:style-name="P4">Рецензент</text:p>
      <text:p text:style-name="P6">_________________</text:p>
      <text:p text:style-name="P5"><text:span text:style-name="T1">(</text:span><text:span text:style-name="T3">підпис</text:span><text:span text:style-name="T1">) <text:s text:c="11"/></text:span></text:p>
      <text:p text:style-name="P3"><text:span text:style-name="T1">„ </text:span><text:span text:style-name="T2">___” ___________ 20__p.</text:span></text:p>
      <text:p text:style-name="P7">(дата) <text:s text:c="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12T08:00:43</meta:creation-date>
    <dc:date>2012-01-16T07:53:27</dc:date>
    <meta:editing-duration>PT27M11S</meta:editing-duration>
    <meta:editing-cycles>7</meta:editing-cycles>
    <meta:generator>LibreOffice/3.3$Linux LibreOffice_project/330m19$Build-401</meta:generator>
    <meta:document-statistic meta:table-count="0" meta:image-count="0" meta:object-count="0" meta:page-count="1" meta:paragraph-count="15" meta:word-count="141" meta:character-count="1105"/>
  </office:meta>
</office:document-meta>
</file>